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2pt"/>
    </style:style>
    <style:style style:name="co3" style:family="table-column">
      <style:table-column-properties fo:break-before="auto" style:column-width="158.4pt"/>
    </style:style>
    <style:style style:name="co4" style:family="table-column">
      <style:table-column-properties fo:break-before="auto" style:column-width="146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4.26pt" fo:break-before="auto" style:use-optimal-row-height="true"/>
    </style:style>
    <style:style style:name="ro3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lr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Noto Sans CJK SC Regular" style:font-size-asian="9pt" style:font-style-asian="normal" style:font-weight-asian="bold" style:font-name-complex="FreeSans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lr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4c4c4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name-asian="Noto Sans CJK SC Regular" style:font-size-asian="9pt" style:font-style-asian="normal" style:font-weight-asian="bold" style:font-name-complex="FreeSans" style:font-size-complex="9pt" style:font-style-complex="normal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2" table:default-cell-style-name="Default"/>
        <table:table-row table:style-name="ro1">
          <table:table-cell table:number-columns-repeated="44"/>
        </table:table-row>
        <table:table-row table:style-name="ro2">
          <table:table-cell table:style-name="ce1" office:value-type="string" calcext:value-type="string">
            <text:p>Numéro du sinistre</text:p>
          </table:table-cell>
          <table:table-cell table:style-name="ce2" office:value-type="string" calcext:value-type="string">
            <text:p>Statut sinistre</text:p>
          </table:table-cell>
          <table:table-cell table:style-name="ce2" office:value-type="string" calcext:value-type="string">
            <text:p>Sous statut du sinistre</text:p>
          </table:table-cell>
          <table:table-cell table:style-name="ce1" office:value-type="string" calcext:value-type="string">
            <text:p>Date de déclaration sinistre</text:p>
          </table:table-cell>
          <table:table-cell table:style-name="ce4" office:value-type="string" calcext:value-type="string">
            <text:p>Date de fermeture du sinistre</text:p>
          </table:table-cell>
          <table:table-cell table:style-name="ce4" office:value-type="string" calcext:value-type="string">
            <text:p>Code du déclarant</text:p>
          </table:table-cell>
          <table:table-cell table:style-name="ce4" office:value-type="string" calcext:value-type="string">
            <text:p>Nom du déclarant</text:p>
          </table:table-cell>
          <table:table-cell table:style-name="ce4" office:value-type="string" calcext:value-type="string">
            <text:p>Prénom du déclarant</text:p>
          </table:table-cell>
          <table:table-cell table:style-name="ce4" office:value-type="string" calcext:value-type="string">
            <text:p>Date de naissance du déclarant</text:p>
          </table:table-cell>
          <table:table-cell table:style-name="ce4" office:value-type="string" calcext:value-type="string">
            <text:p>NIR du déclarant</text:p>
          </table:table-cell>
          <table:table-cell table:style-name="ce4" office:value-type="string" calcext:value-type="string">
            <text:p>Clé du NIR du déclarant</text:p>
          </table:table-cell>
          <table:table-cell table:style-name="ce4" office:value-type="string" calcext:value-type="string">
            <text:p>Code de l’entité légale</text:p>
          </table:table-cell>
          <table:table-cell table:style-name="ce4" office:value-type="string" calcext:value-type="string">
            <text:p>Raison sociale de l’entité légale</text:p>
          </table:table-cell>
          <table:table-cell table:style-name="ce4" office:value-type="string" calcext:value-type="string">
            <text:p>Facture du service délivré</text:p>
          </table:table-cell>
          <table:table-cell table:style-name="ce4" office:value-type="string" calcext:value-type="string">
            <text:p>Numéro du contrat client du service délivré</text:p>
          </table:table-cell>
          <table:table-cell table:style-name="ce4" office:value-type="string" calcext:value-type="string">
            <text:p>Numéro du contrat assureur du service délivrè</text:p>
          </table:table-cell>
          <table:table-cell table:style-name="ce4" office:value-type="string" calcext:value-type="string">
            <text:p>Code de la garantie du service délivré</text:p>
          </table:table-cell>
          <table:table-cell table:style-name="ce4" office:value-type="string" calcext:value-type="string">
            <text:p>Eligibilité du service délivré</text:p>
          </table:table-cell>
          <table:table-cell table:style-name="ce4" office:value-type="string" calcext:value-type="string">
            <text:p>Salaire brut du service délivré</text:p>
          </table:table-cell>
          <table:table-cell table:style-name="ce4" office:value-type="string" calcext:value-type="string">
            <text:p>Salaire net du service délivré</text:p>
          </table:table-cell>
          <table:table-cell table:style-name="ce4" office:value-type="string" calcext:value-type="string">
            <text:p>Code de la personne couverte par le préjudice du service délivré</text:p>
          </table:table-cell>
          <table:table-cell table:style-name="ce4" office:value-type="string" calcext:value-type="string">
            <text:p>Date de début du préjudice du service délivré</text:p>
          </table:table-cell>
          <table:table-cell table:style-name="ce4" office:value-type="string" calcext:value-type="string">
            <text:p>Date de fin du préjudice du service délivré</text:p>
          </table:table-cell>
          <table:table-cell table:style-name="ce4" office:value-type="string" calcext:value-type="string">
            <text:p>Périodes de déduction du service délivré</text:p>
          </table:table-cell>
          <table:table-cell table:style-name="ce4" office:value-type="string" calcext:value-type="string">
            <text:p>Type d’évènement générateur</text:p>
          </table:table-cell>
          <table:table-cell table:style-name="ce4" office:value-type="string" calcext:value-type="string">
            <text:p>Type du préjudice du service délivré</text:p>
          </table:table-cell>
          <table:table-cell table:style-name="ce4" office:value-type="string" calcext:value-type="string">
            <text:p>Date de reprise d’activité du service délivré</text:p>
          </table:table-cell>
          <table:table-cell table:style-name="ce4" office:value-type="string" calcext:value-type="string">
            <text:p>Date <text:s/>de début de la période d’indemnisation</text:p>
          </table:table-cell>
          <table:table-cell table:style-name="ce4" office:value-type="string" calcext:value-type="string">
            <text:p>Date de fin de période d’indemnisation</text:p>
          </table:table-cell>
          <table:table-cell table:style-name="ce4" office:value-type="string" calcext:value-type="string">
            <text:p>Code du produit <text:s/>collectif de l’indemnisation</text:p>
          </table:table-cell>
          <table:table-cell table:style-name="ce4" office:value-type="string" calcext:value-type="string">
            <text:p>Statut de l’indemnisation</text:p>
          </table:table-cell>
          <table:table-cell table:style-name="ce4" office:value-type="string" calcext:value-type="string">
            <text:p>Montant total de l’indemnisation</text:p>
          </table:table-cell>
          <table:table-cell table:style-name="ce4" office:value-type="string" calcext:value-type="string">
            <text:p>Montant de l’indemnisation</text:p>
          </table:table-cell>
          <table:table-cell table:style-name="ce4" office:value-type="string" calcext:value-type="string">
            <text:p>Montant du détail de l’indemnisation</text:p>
          </table:table-cell>
          <table:table-cell table:style-name="ce4" office:value-type="string" calcext:value-type="string">
            <text:p>Montant par unité du détail d’indemnisation</text:p>
          </table:table-cell>
          <table:table-cell table:style-name="ce4" office:value-type="string" calcext:value-type="string">
            <text:p>Nombre d’unité de détail d’indemnisation</text:p>
          </table:table-cell>
          <table:table-cell table:style-name="ce4" office:value-type="string" calcext:value-type="string">
            <text:p>Type d’unité de détail d’indemnisation</text:p>
          </table:table-cell>
          <table:table-cell table:style-name="ce4" office:value-type="string" calcext:value-type="string">
            <text:p>Montant de base du détail d’indemnisation</text:p>
          </table:table-cell>
          <table:table-cell table:style-name="ce4" office:value-type="string" calcext:value-type="string">
            <text:p>Description du détail d’indemnisation</text:p>
          </table:table-cell>
          <table:table-cell table:style-name="ce4" office:value-type="string" calcext:value-type="string">
            <text:p>Type du détail d’indemnisation</text:p>
          </table:table-cell>
          <table:table-cell table:style-name="ce4" office:value-type="string" calcext:value-type="string">
            <text:p>Montant Tranche A du calcul du détail d’indemnisation</text:p>
          </table:table-cell>
          <table:table-cell table:style-name="ce4" office:value-type="string" calcext:value-type="string">
            <text:p>Montant Tranche B du calcul du détail d’indemnisation</text:p>
          </table:table-cell>
          <table:table-cell table:style-name="ce4" office:value-type="string" calcext:value-type="string">
            <text:p>Montant Tranche C du calcul du détail d’indemnisation</text:p>
          </table:table-cell>
          <table:table-cell table:style-name="ce4" office:value-type="string" calcext:value-type="string">
            <text:p>Montant IJSS du détail d’indemnisation</text:p>
          </table:table-cell>
        </table:table-row>
        <table:table-row table:style-name="ro3">
          <table:table-cell office:value-type="string" calcext:value-type="string">
            <text:p><text:a xlink:href="relatorio://for%20each=%22service%20%20in%20objects%22" xlink:type="simple">for each="service  in objects"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relatorio://if%20test=%22not%20service.indemnifications%22" xlink:type="simple">if test="not service.indemnifications"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relatorio://service.claim.name" xlink:type="simple">service.claim.name</text:a></text:p>
          </table:table-cell>
          <table:table-cell table:style-name="ce3" office:value-type="string" calcext:value-type="string">
            <text:p><text:a xlink:href="relatorio://service.claim.status_string" xlink:type="simple">service.claim.status_string</text:a></text:p>
          </table:table-cell>
          <table:table-cell office:value-type="string" calcext:value-type="string">
            <text:p><text:a xlink:href="relatorio://service.claim.sub_status.name%20if%20service.claim.sub_status%20else%20''" xlink:type="simple">service.claim.sub_status.name if service.claim.sub_status else ''</text:a></text:p>
          </table:table-cell>
          <table:table-cell office:value-type="string" calcext:value-type="string">
            <text:p><text:a xlink:href="relatorio://format_date(service.claim.declaration_date,%20Party.lang)%20if%20service.claim.declaration_date%20else%20None" xlink:type="simple">format_date(service.claim.declaration_date, Party.lang) if service.claim.declaration_date else None</text:a></text:p>
          </table:table-cell>
          <table:table-cell office:value-type="string" calcext:value-type="string">
            <text:p><text:a xlink:href="relatorio://format_date(service.claim.end_date,%20Party.lang)%20if%20service.claim.end_date%20else%20''" xlink:type="simple">format_date(service.claim.end_date, Party.lang) if service.claim.end_date else ''</text:a></text:p>
          </table:table-cell>
          <table:table-cell office:value-type="string" calcext:value-type="string">
            <text:p><text:a xlink:href="relatorio://service.claim.claimant.code" xlink:type="simple">service.claim.claimant.code</text:a></text:p>
          </table:table-cell>
          <table:table-cell office:value-type="string" calcext:value-type="string">
            <text:p><text:a xlink:href="relatorio://service.claim.claimant.name" xlink:type="simple">service.claim.claimant.name</text:a></text:p>
          </table:table-cell>
          <table:table-cell office:value-type="string" calcext:value-type="string">
            <text:p><text:a xlink:href="relatorio://service.claim.claimant.first_name" xlink:type="simple">service.claim.claimant.first_name</text:a></text:p>
          </table:table-cell>
          <table:table-cell office:value-type="string" calcext:value-type="string">
            <text:p><text:a xlink:href="relatorio://format_date(service.claim.claimant.birth_date,%20Party.lang)%20if%20service.claim.claimant.birth_date%20else%20None" xlink:type="simple">format_date(service.claim.claimant.birth_date, Party.lang) if service.claim.claimant.birth_date else None</text:a></text:p>
          </table:table-cell>
          <table:table-cell office:value-type="string" calcext:value-type="string">
            <text:p><text:a xlink:href="relatorio://service.claim.claimant.ssn%20if%20service.claim.claimant.ssn%20else%20''" xlink:type="simple">service.claim.claimant.ssn if service.claim.claimant.ssn else ''</text:a></text:p>
          </table:table-cell>
          <table:table-cell office:value-type="string" calcext:value-type="string">
            <text:p><text:a xlink:href="relatorio://service.claim.claimant.ssn_key%20if%20service.claim.claimant.ssn_key%20else%20''" xlink:type="simple">service.claim.claimant.ssn_key if service.claim.claimant.ssn_key else ''</text:a></text:p>
          </table:table-cell>
          <table:table-cell office:value-type="string" calcext:value-type="string">
            <text:p><text:a xlink:href="relatorio://service.claim.legal_entity.code" xlink:type="simple">service.claim.legal_entity.code</text:a></text:p>
          </table:table-cell>
          <table:table-cell office:value-type="string" calcext:value-type="string">
            <text:p><text:a xlink:href="relatorio://service.claim.legal_entity.code" xlink:type="simple">service.claim.legal_entity.code</text:a></text:p>
          </table:table-cell>
          <table:table-cell/>
          <table:table-cell office:value-type="string" calcext:value-type="string">
            <text:p><text:a xlink:href="relatorio://service.contract.contract_number" xlink:type="simple">service.contract.contract_number</text:a></text:p>
          </table:table-cell>
          <table:table-cell office:value-type="string" calcext:value-type="string">
            <text:p><text:a xlink:href="relatorio://(service.contract_insurer_number)%20if%20service.contract_insurer_number%20else%20None" xlink:type="simple">(service.contract_insurer_number) if service.contract_insurer_number else None</text:a></text:p>
          </table:table-cell>
          <table:table-cell office:value-type="string" calcext:value-type="string">
            <text:p><text:a xlink:href="relatorio://(service.option.coverage.code)%20if%20service.option%20else%20''" xlink:type="simple">(service.option.code.coverage.code) if service.option else ''</text:a></text:p>
          </table:table-cell>
          <table:table-cell office:value-type="string" calcext:value-type="string">
            <text:p><text:a xlink:href="relatorio://(service.eligibility_decision.rec_name)%20if%20service.eligibility_decision%20else%20None" xlink:type="simple">(service.eligibility_decision.rec_name) if service.eligibility_decision else None</text:a></text:p>
          </table:table-cell>
          <table:table-cell office:value-type="string" calcext:value-type="string">
            <text:p><text:a xlink:href="relatorio://(service.claim.delivered_services[0].gross_salary)%20if%20service.claim.delivered_services%20else%20None" xlink:type="simple">(service.claim.delivered_services[0].gross_salary) if service.claim.delivered_services else None</text:a></text:p>
          </table:table-cell>
          <table:table-cell office:value-type="string" calcext:value-type="string">
            <text:p><text:a xlink:href="relatorio://(service.claim.delivered_services[0].net_salary)%20if%20service.claim.delivered_services%20else%20None" xlink:type="simple">(service.claim.delivered_services[0].net_salary) if service.claim.delivered_services else None</text:a></text:p>
          </table:table-cell>
          <table:table-cell office:value-type="string" calcext:value-type="string">
            <text:p><text:a xlink:href="relatorio://service.loss.covered_person.code%20if%20service.loss.covered_person%20else%20''" xlink:type="simple">service.loss.covered_person if service.loss.covered_person.code else ''</text:a></text:p>
          </table:table-cell>
          <table:table-cell office:value-type="string" calcext:value-type="string">
            <text:p><text:a xlink:href="relatorio://format_date(service.loss.start_date,%20Party.lang)%20if%20service.loss.start_date%20else%20None" xlink:type="simple">format_date(service.loss.start_date, Party.lang) if service.loss.start_date else None</text:a></text:p>
          </table:table-cell>
          <table:table-cell office:value-type="string" calcext:value-type="string">
            <text:p><text:a xlink:href="relatorio://format_date(service.loss.end_date,%20Party.lang)%20if%20service.loss.end_date%20else%20None" xlink:type="simple">format_date(service.loss.end_date, Party.lang) if service.loss.end_date else None</text:a></text:p>
          </table:table-cell>
          <table:table-cell office:value-type="string" calcext:value-type="string">
            <text:p><text:a xlink:href="relatorio://',%20'.join([x.rec_name%20for%20x%20in%20service.loss.deduction_periods])%20if%20service.loss.deduction_periods%20else%20''" xlink:type="simple">', '.join([x.rec_name for x in service.loss.deduction_periods]) if service.loss.deduction_periods else ''</text:a></text:p>
          </table:table-cell>
          <table:table-cell office:value-type="string" calcext:value-type="string">
            <text:p><text:a xlink:href="relatorio://service.loss.event_desc.rec_name%20if%20service.loss.event_desc%20else%20''" xlink:type="simple">service.loss.event_desc.rec_name if service.loss.event_desc else ''</text:a></text:p>
          </table:table-cell>
          <table:table-cell office:value-type="string" calcext:value-type="string">
            <text:p><text:a xlink:href="relatorio://service.loss.loss_desc.name%20if%20service.loss.loss_desc%20else%20''" xlink:type="simple">service.loss.loss_desc.name if service.loss.loss_desc else ''</text:a></text:p>
          </table:table-cell>
          <table:table-cell office:value-type="string" calcext:value-type="string">
            <text:p><text:a xlink:href="relatorio://format_date(service.loss.end_date,%20Party.lang)%20if%20service.loss.end_date%20else%20None" xlink:type="simple">format_date(service.loss.end_date, Party.lang) if service.loss.end_date else None</text:a>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<text:a xlink:href="relatorio:///if" xlink:type="simple">/if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relatorio://for%20each=%22indemnification%20in%20service.indemnifications%22" xlink:type="simple">for each="indemnification in service.indemnifications"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relatorio://for%20each=%22indem_detail%20in%20indemnification.%20details%22" xlink:type="simple">for each="indem_detail in indemnification. details"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relatorio://service.claim.name" xlink:type="simple">service.claim.name</text:a></text:p>
          </table:table-cell>
          <table:table-cell table:style-name="ce3" office:value-type="string" calcext:value-type="string">
            <text:p><text:a xlink:href="relatorio://service.claim.status_string" xlink:type="simple">service.claim.status_string</text:a></text:p>
          </table:table-cell>
          <table:table-cell office:value-type="string" calcext:value-type="string">
            <text:p><text:a xlink:href="relatorio://service.claim.sub_status.name%20if%20service.claim.sub_status%20else%20''" xlink:type="simple">service.claim.sub_status.name if service.claim.sub_status else ''</text:a></text:p>
          </table:table-cell>
          <table:table-cell office:value-type="string" calcext:value-type="string">
            <text:p><text:a xlink:href="relatorio://format_date(service.claim.declaration_date,%20Party.lang)%20if%20service.claim.declaration_date%20else%20None" xlink:type="simple">format_date(service.claim.declaration_date, Party.lang) if service.claim.declaration_date else None</text:a></text:p>
          </table:table-cell>
          <table:table-cell office:value-type="string" calcext:value-type="string">
            <text:p><text:a xlink:href="relatorio://format_date(service.claim.end_date,%20Party.lang)%20if%20service.claim.end_date%20else%20''" xlink:type="simple">format_date(service.claim.end_date, Party.lang) if service.claim.end_date else ''</text:a></text:p>
          </table:table-cell>
          <table:table-cell office:value-type="string" calcext:value-type="string">
            <text:p><text:a xlink:href="relatorio://service.claim.claimant.code" xlink:type="simple">service.claim.claimant.code</text:a></text:p>
          </table:table-cell>
          <table:table-cell office:value-type="string" calcext:value-type="string">
            <text:p><text:a xlink:href="relatorio://service.claim.claimant.name" xlink:type="simple">service.claim.claimant.name</text:a></text:p>
          </table:table-cell>
          <table:table-cell office:value-type="string" calcext:value-type="string">
            <text:p><text:a xlink:href="relatorio://service.claim.claimant.first_name" xlink:type="simple">service.claim.claimant.first_name</text:a></text:p>
          </table:table-cell>
          <table:table-cell office:value-type="string" calcext:value-type="string">
            <text:p><text:a xlink:href="relatorio://format_date(service.claim.claimant.birth_date,%20Party.lang)%20if%20service.claim.claimant.birth_date%20else%20None" xlink:type="simple">format_date(service.claim.claimant.birth_date, Party.lang) if service.claim.claimant.birth_date else None</text:a></text:p>
          </table:table-cell>
          <table:table-cell office:value-type="string" calcext:value-type="string">
            <text:p><text:a xlink:href="relatorio://(service.claim.claimant.ssn)%20if%20service.claim.claimant.ssn%20else%20None" xlink:type="simple">(service.claim.claimant.ssn) if service.claim.claimant.ssn else None</text:a></text:p>
          </table:table-cell>
          <table:table-cell office:value-type="string" calcext:value-type="string">
            <text:p><text:a xlink:href="relatorio://(service.claim.claimant.ssn_key)%20if%20service.claim.claimant.ssn_key%20else%20None" xlink:type="simple">(service.claim.claimant.ssn_key) if if service.claim.claimant.ssn_key else None</text:a></text:p>
          </table:table-cell>
          <table:table-cell office:value-type="string" calcext:value-type="string">
            <text:p><text:a xlink:href="relatorio://service.claim.legal_entity.code" xlink:type="simple">service.claim.legal_entity.code</text:a></text:p>
          </table:table-cell>
          <table:table-cell office:value-type="string" calcext:value-type="string">
            <text:p><text:a xlink:href="relatorio://service.claim.legal_entity.code" xlink:type="simple">service.claim.legal_entity.code</text:a></text:p>
          </table:table-cell>
          <table:table-cell office:value-type="string" calcext:value-type="string">
            <text:p><text:a xlink:href="relatorio://(indemnification.invoice_line_details[0].invoice_line.invoice.number)%20if%20indemnification.invoice_line_details%20else%20''" xlink:type="simple">(indemnification.invoice_line_details[0].invoice_line.invoice.number) if indemnification.invoice_line_details else ''</text:a></text:p>
          </table:table-cell>
          <table:table-cell office:value-type="string" calcext:value-type="string">
            <text:p><text:a xlink:href="relatorio://service.contract.contract_number" xlink:type="simple">service.contract.contract_number</text:a></text:p>
          </table:table-cell>
          <table:table-cell office:value-type="string" calcext:value-type="string">
            <text:p><text:a xlink:href="relatorio://(service.contract_insurer_number)%20if%20service.contract_insurer_number%20else%20None" xlink:type="simple">(service.contract_insurer_number) if service.contract_insurer_number else None</text:a></text:p>
          </table:table-cell>
          <table:table-cell office:value-type="string" calcext:value-type="string">
            <text:p><text:a xlink:href="relatorio://(service.option.coverage.code)%20if%20service.option%20else%20None" xlink:type="simple">(service.option.coverage.code) if service.option else None</text:a></text:p>
          </table:table-cell>
          <table:table-cell office:value-type="string" calcext:value-type="string">
            <text:p><text:a xlink:href="relatorio://(service.eligibility_decision.rec_name)%20if%20service.eligibility_decision%20else%20None" xlink:type="simple">(service.eligibility_decision.rec_name) if service.eligibility_decision else None</text:a></text:p>
          </table:table-cell>
          <table:table-cell office:value-type="string" calcext:value-type="string">
            <text:p><text:a xlink:href="relatorio://(service.claim.delivered_services[0].gross_salary)%20if%20service.claim.delivered_services%20else%20None" xlink:type="simple">(service.claim.delivered_services[0].gross_salary) if service.claim.delivered_services else None</text:a></text:p>
          </table:table-cell>
          <table:table-cell office:value-type="string" calcext:value-type="string">
            <text:p><text:a xlink:href="relatorio://(service.claim.delivered_services[0].net_salary)%20if%20service.claim.delivered_services%20else%20None" xlink:type="simple">(service.claim.delivered_services[0].net_salary) if service.claim.delivered_services else None</text:a></text:p>
          </table:table-cell>
          <table:table-cell office:value-type="string" calcext:value-type="string">
            <text:p><text:a xlink:href="relatorio://service.loss.covered_person.code%20if%20service.loss.covered_person%20else%20''" xlink:type="simple">service.loss.covered_person if service.loss.covered_person.code else ''</text:a></text:p>
          </table:table-cell>
          <table:table-cell office:value-type="string" calcext:value-type="string">
            <text:p><text:a xlink:href="relatorio://format_date(service.loss.start_date,%20Party.lang)%20if%20service.loss.start_date%20else%20None" xlink:type="simple">format_date(service.loss.start_date, Party.lang) if service.loss.start_date else None</text:a></text:p>
          </table:table-cell>
          <table:table-cell office:value-type="string" calcext:value-type="string">
            <text:p><text:a xlink:href="relatorio://format_date(service.loss.end_date,%20Party.lang)%20if%20service.loss.end_date%20else%20None" xlink:type="simple">format_date(service.loss.end_date, Party.lang) if service.loss.end_date else None</text:a></text:p>
          </table:table-cell>
          <table:table-cell office:value-type="string" calcext:value-type="string">
            <text:p><text:a xlink:href="relatorio://',%20'.join([x.rec_name%20for%20x%20in%20service.loss.deduction_periods])%20if%20service.loss.deduction_periods%20else%20''" xlink:type="simple">', '.join([x.rec_name for x in service.loss.deduction_periods]) if service.loss.deduction_periods else ''</text:a></text:p>
          </table:table-cell>
          <table:table-cell office:value-type="string" calcext:value-type="string">
            <text:p><text:a xlink:href="relatorio://service.loss.event_desc.rec_name%20if%20service.loss.event_desc%20else%20''" xlink:type="simple">service.loss.event_desc.rec_name if service.loss.event_desc else ''</text:a></text:p>
          </table:table-cell>
          <table:table-cell office:value-type="string" calcext:value-type="string">
            <text:p><text:a xlink:href="relatorio://service.loss.loss_desc.name%20if%20service.loss.loss_desc%20else%20''" xlink:type="simple">service.loss.loss_desc.name if service.loss.loss_desc else ''</text:a></text:p>
          </table:table-cell>
          <table:table-cell office:value-type="string" calcext:value-type="string">
            <text:p><text:a xlink:href="relatorio://format_date(service.loss.end_date,%20Party.lang)%20if%20service.loss.end_date%20else%20None" xlink:type="simple">format_date(service.loss.end_date, Party.lang) if service.loss.end_date else None</text:a></text:p>
          </table:table-cell>
          <table:table-cell office:value-type="string" calcext:value-type="string">
            <text:p><text:a xlink:href="relatorio://format_date(indemnification.start_date,%20Party.lang)%20if%20indemnification.start_date%20else%20None" xlink:type="simple">format_date(indemnification.start_date, Party.lang) if indemnification.start_date else None</text:a></text:p>
          </table:table-cell>
          <table:table-cell office:value-type="string" calcext:value-type="string">
            <text:p><text:a xlink:href="relatorio://format_date(indemnification.end_date,%20Party.lang)%20if%20indemnification.end_date%20else%20None" xlink:type="simple">format_date(indemnification.end_date, Party.lang) if indemnification.end_date else None</text:a></text:p>
          </table:table-cell>
          <table:table-cell office:value-type="string" calcext:value-type="string">
            <text:p><text:a xlink:href="relatorio://indemnification.product.code%20if%20(indemnification%20and%20indemnification.product)%20%20else%20''" xlink:type="simple">indemnification.product.code if (indemnification and indemnification.product)  else '' </text:a></text:p>
          </table:table-cell>
          <table:table-cell office:value-type="string" calcext:value-type="string">
            <text:p><text:a xlink:href="relatorio://indemnification.status_string%20if%20indemnification%20else%20''" xlink:type="simple">indemnification.status_string if indemnification else ''</text:a></text:p>
          </table:table-cell>
          <table:table-cell office:value-type="string" calcext:value-type="string">
            <text:p><text:a xlink:href="relatorio://indemnification.total_amount%20if%20indemnification%20else%20''" xlink:type="simple">indemnification.total_amount if indemnification else ''</text:a></text:p>
          </table:table-cell>
          <table:table-cell office:value-type="string" calcext:value-type="string">
            <text:p><text:a xlink:href="relatorio://indemnification.amount%20if%20indemnification%20else%20''" xlink:type="simple">indemnification.amount if indemnification else ''</text:a></text:p>
          </table:table-cell>
          <table:table-cell office:value-type="string" calcext:value-type="string">
            <text:p><text:a xlink:href="relatorio://indem_detail.amount%20if%20indem_detail%20else%20''" xlink:type="simple">indem_detail.amount if indem_detail else ''</text:a></text:p>
          </table:table-cell>
          <table:table-cell office:value-type="string" calcext:value-type="string">
            <text:p><text:a xlink:href="relatorio://indem_detail.amount_per_unit%20if%20indem_detail%20else%20''" xlink:type="simple">relatorio://indem_detail.amount_per_unit if indem_detail else ''</text:a></text:p>
          </table:table-cell>
          <table:table-cell office:value-type="string" calcext:value-type="string">
            <text:p><text:a xlink:href="relatorio://indem_detail.nb_of_unit%20if%20indem_detail%20else%20''" xlink:type="simple">relatorio://indem_detail.nb_of_unit if indem_detail else ''</text:a></text:p>
          </table:table-cell>
          <table:table-cell office:value-type="string" calcext:value-type="string">
            <text:p><text:a xlink:href="relatorio://indem_detail.unit_string%20if%20indem_detail%20else%20''" xlink:type="simple">indem_detail.unit_string if indem_detail else ''</text:a></text:p>
          </table:table-cell>
          <table:table-cell office:value-type="string" calcext:value-type="string">
            <text:p><text:a xlink:href="relatorio://indem_detail.base_amount%20if%20indem_detail%20else%20''" xlink:type="simple">indem_detail.base_amount if indem_detail else ''</text:a></text:p>
          </table:table-cell>
          <table:table-cell office:value-type="string" calcext:value-type="string">
            <text:p><text:a xlink:href="relatorio://indem_detail.description%20if%20indem_detail%20else%20''" xlink:type="simple">relatorio://indem_detail.description if indem_detail else ''</text:a></text:p>
          </table:table-cell>
          <table:table-cell office:value-type="string" calcext:value-type="string">
            <text:p><text:a xlink:href="relatorio://indem_detail.kind_string" xlink:type="simple">relatorio://indem_detail.kind_string</text:a></text:p>
          </table:table-cell>
          <table:table-cell office:value-type="string" calcext:value-type="string">
            <text:p><text:a xlink:href="relatorio://indem_detail.%20extra_details.get('tranche_a',%200)%20if%20indem_detail.extra_details%20else%200" xlink:type="simple">indem_detail. extra_details.get('tranche_a', 0) if indem_detail.extra_details else 0</text:a></text:p>
          </table:table-cell>
          <table:table-cell office:value-type="string" calcext:value-type="string">
            <text:p><text:a xlink:href="relatorio://indem_detail.%20extra_details.get('tranche_b',%200)%20if%20indem_detail.extra_details%20else%200" xlink:type="simple">relatorio://indem_detail. extra_details.get('tranche_b', 0) if indem_detail.extra_details else 0</text:a></text:p>
          </table:table-cell>
          <table:table-cell office:value-type="string" calcext:value-type="string">
            <text:p><text:a xlink:href="relatorio://indem_detail.%20extra_details.get('tranche_c',%200)%20if%20indem_detail.extra_details%20else%200" xlink:type="simple">indem_detail. extra_details.get('tranche_c', 0) if indem_detail.extra_details else 0</text:a></text:p>
          </table:table-cell>
          <table:table-cell office:value-type="string" calcext:value-type="string">
            <text:p><text:a xlink:href="relatorio://indem_detail.%20extra_details.get('ijss',%200)%20if%20indem_detail.extra_details%20else%200" xlink:type="simple">indem_detail. extra_details.get('ijss', 0°) if indem_detail.extra_details else 0</text:a></text:p>
          </table:table-cell>
        </table:table-row>
        <table:table-row table:style-name="ro3">
          <table:table-cell office:value-type="string" calcext:value-type="string">
            <text:p><text:a xlink:href="relatorio:///for" xlink:type="simple">/for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relatorio:///for" xlink:type="simple">/for</text:a>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<text:a xlink:href="relatorio:///for" xlink:type="simple">/for</text:a>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1" number:grouping="true"/>
      <number:text> €</number:text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6">
      <number:number number:decimal-places="2" loext:min-decimal-places="2" number:min-integer-digits="1" number:grouping="true"/>
      <number:text> €</number:text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,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">
      <number:fraction number:min-numerator-digits="1" number:min-denominator-digits="1"/>
    </number:number-style>
    <number:number-style style:name="N156">
      <number:fraction number:min-numerator-digits="2" number:min-denominator-digits="2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">
      <number:day/>
      <number:text>-</number:text>
      <number:month number:textual="true"/>
    </number:date-style>
    <number:time-style style:name="N159">
      <number:hours/>
      <number:text>:</number:text>
      <number:minutes number:style="long"/>
    </number:time-style>
    <number:time-style style:name="N160">
      <number:hours/>
      <number:text>:</number:text>
      <number:minutes number:style="long"/>
      <number:text>:</number:text>
      <number:seconds number:style="long"/>
    </number:time-style>
    <number:date-style style:name="N16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3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6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(</number:text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6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(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Vrai</number:text>
    </number:number-style>
    <number:number-style style:name="N185P1" style:volatile="true">
      <number:text>Vrai</number:text>
    </number:number-style>
    <number:number-style style:name="N185">
      <number:text>Faux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Actif</number:text>
    </number:number-style>
    <number:number-style style:name="N187P1" style:volatile="true">
      <number:text>Actif</number:text>
    </number:number-style>
    <number:number-style style:name="N187">
      <number:text>Inacti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9P0"/>
    </number:currency-style>
    <number:number-style style:name="N190">
      <number:number number:decimal-places="1" loext:min-decimal-places="1" number:min-integer-digits="1" number:grouping="true"/>
      <number:text> €</number:text>
    </number:number-style>
    <number:number-style style:name="N191">
      <number:number number:decimal-places="0" loext:min-decimal-places="0" number:min-integer-digits="12"/>
    </number:number-style>
    <number:number-style style:name="N192">
      <number:number number:decimal-places="0" loext:min-decimal-places="0" number:min-integer-digits="10"/>
    </number:number-style>
    <number:number-style style:name="N193">
      <number:number number:decimal-places="2" loext:min-decimal-places="2" number:min-integer-digits="1" number:grouping="true"/>
      <number:text>   </number:text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5:06:47.329522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8:35:06.916835871</meta:creation-date>
    <dc:date>2018-12-19T15:11:42.049246169</dc:date>
    <meta:editing-duration>P2DT7H39M32S</meta:editing-duration>
    <meta:editing-cycles>54</meta:editing-cycles>
    <meta:generator>LibreOffice/5.2.7.2$Linux_X86_64 LibreOffice_project/20m0$Build-2</meta:generator>
    <meta:document-statistic meta:table-count="1" meta:cell-count="122" meta:object-count="0"/>
  </office:meta>
</office:document-meta>
</file>